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justify"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tab-stops>
          <style:tab-stop style:position="0.582cm"/>
        </style:tab-stops>
      </style:paragraph-properties>
      <style:text-properties fo:font-weight="bold" style:font-weight-asian="bold" style:font-weight-complex="bold"/>
    </style:style>
    <style:style style:name="P4" style:family="paragraph" style:parent-style-name="Standard">
      <style:paragraph-properties fo:line-height="150%" fo:text-align="justify" style:justify-single-word="false"/>
      <style:text-properties fo:font-weight="normal" style:font-weight-asian="normal" style:font-weight-complex="normal"/>
    </style:style>
    <style:style style:name="P5" style:family="paragraph" style:parent-style-name="Standard">
      <style:paragraph-properties fo:line-height="150%" fo:text-align="justify" style:justify-single-word="false">
        <style:tab-stops>
          <style:tab-stop style:position="0.582cm"/>
        </style:tab-stops>
      </style:paragraph-properties>
      <style:text-properties fo:font-weight="normal" style:font-weight-asian="normal" style:font-weight-complex="normal"/>
    </style:style>
    <style:style style:name="P6" style:family="paragraph" style:parent-style-name="Standard">
      <style:paragraph-properties fo:line-height="150%"/>
      <style:text-properties fo:font-weight="normal" style:font-weight-asian="normal" style:font-weight-complex="normal"/>
    </style:style>
    <style:style style:name="P7" style:family="paragraph" style:parent-style-name="Standard">
      <style:paragraph-properties fo:line-height="150%" fo:text-align="justify" style:justify-single-word="false"/>
      <style:text-properties fo:font-weight="normal" style:font-weight-asian="normal" style:font-weight-complex="normal"/>
    </style:style>
    <style:style style:name="P8"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9" style:family="paragraph" style:parent-style-name="Standard">
      <style:paragraph-properties fo:line-height="150%" fo:text-align="justify" style:justify-single-word="false">
        <style:tab-stops>
          <style:tab-stop style:position="0.582cm"/>
        </style:tab-stops>
      </style:paragraph-properties>
      <style:text-properties fo:font-weight="normal" style:font-weight-asian="normal" style:font-weight-complex="normal"/>
    </style:style>
    <style:style style:name="P10" style:family="paragraph" style:parent-style-name="Standard" style:list-style-name="L2">
      <style:paragraph-properties fo:line-height="150%" fo:text-align="justify" style:justify-single-word="false">
        <style:tab-stops>
          <style:tab-stop style:position="0.582cm"/>
        </style:tab-stops>
      </style:paragraph-properties>
      <style:text-properties fo:font-weight="normal" style:font-weight-asian="normal" style:font-weight-complex="normal"/>
    </style:style>
    <style:style style:name="P11"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12"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13" style:family="paragraph" style:parent-style-name="Standard" style:list-style-name="L5">
      <style:paragraph-properties fo:line-height="150%" fo:text-align="justify" style:justify-single-word="false"/>
      <style:text-properties fo:font-weight="normal" style:font-weight-asian="normal" style:font-weight-complex="normal"/>
    </style:style>
    <style:style style:name="P14" style:family="paragraph" style:parent-style-name="Standard" style:list-style-name="L6">
      <style:paragraph-properties fo:line-height="150%" fo:text-align="justify" style:justify-single-word="false"/>
      <style:text-properties fo:font-weight="normal" style:font-weight-asian="normal" style:font-weight-complex="normal"/>
    </style:style>
    <style:style style:name="P15" style:family="paragraph" style:parent-style-name="Standard" style:list-style-name="L7">
      <style:paragraph-properties fo:line-height="150%" fo:text-align="justify" style:justify-single-word="false"/>
      <style:text-properties fo:font-weight="normal" style:font-weight-asian="normal" style:font-weight-complex="normal"/>
    </style:style>
    <style:style style:name="P16" style:family="paragraph" style:parent-style-name="Standard" style:list-style-name="L8">
      <style:paragraph-properties fo:line-height="150%" fo:text-align="justify" style:justify-single-word="false"/>
      <style:text-properties fo:font-weight="normal" style:font-weight-asian="normal" style:font-weight-complex="normal"/>
    </style:style>
    <style:style style:name="P17" style:family="paragraph" style:parent-style-name="Standard" style:list-style-name="L9">
      <style:paragraph-properties fo:line-height="150%" fo:text-align="justify" style:justify-single-word="false"/>
      <style:text-properties fo:font-weight="normal" style:font-weight-asian="normal" style:font-weight-complex="normal"/>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fo:color="#c90016" fo:font-weight="normal" style:font-weight-asian="normal" style:font-weight-complex="normal"/>
    </style:style>
    <style:style style:name="P20" style:family="paragraph" style:parent-style-name="Standard">
      <style:paragraph-properties fo:line-height="150%" fo:text-align="justify" style:justify-single-word="false">
        <style:tab-stops>
          <style:tab-stop style:position="0.582cm"/>
        </style:tab-stops>
      </style:paragraph-properties>
      <style:text-properties fo:color="#c90016" fo:font-weight="normal" style:font-weight-asian="normal" style:font-weight-complex="normal"/>
    </style:style>
    <style:style style:name="P21" style:family="paragraph" style:parent-style-name="Standard">
      <style:paragraph-properties fo:line-height="150%" fo:text-align="justify" style:justify-single-word="false"/>
      <style:text-properties fo:font-weight="bold" style:font-weight-asian="bold" style:font-weight-complex="bold"/>
    </style:style>
    <style:style style:name="P22" style:family="paragraph" style:parent-style-name="Standard">
      <style:paragraph-properties fo:line-height="150%" fo:text-align="justify" style:justify-single-word="false">
        <style:tab-stops>
          <style:tab-stop style:position="0.582cm"/>
        </style:tab-stops>
      </style:paragraph-properties>
      <style:text-properties fo:font-weight="bold" style:font-weight-asian="bold" style:font-weight-complex="bold"/>
    </style:style>
    <style:style style:name="P23" style:family="paragraph" style:parent-style-name="Standard">
      <style:paragraph-properties fo:margin-left="-0.026cm" fo:margin-right="0cm" fo:line-height="150%" fo:text-align="justify" style:justify-single-word="false" fo:text-indent="0.767cm" style:auto-text-indent="false">
        <style:tab-stops/>
      </style:paragraph-properties>
      <style:text-properties fo:font-weight="normal" style:font-weight-asian="normal" style:font-weight-complex="normal"/>
    </style:style>
    <style:style style:name="P24" style:family="paragraph" style:parent-style-name="Standard" style:list-style-name="L2">
      <style:paragraph-properties fo:margin-left="-0.026cm" fo:margin-right="0cm" fo:line-height="150%" fo:text-align="justify" style:justify-single-word="false" fo:text-indent="0.767cm" style:auto-text-indent="false">
        <style:tab-stops/>
      </style:paragraph-properties>
      <style:text-properties fo:font-weight="normal" style:font-weight-asian="normal" style:font-weight-complex="normal"/>
    </style:style>
    <style:style style:name="P25" style:family="paragraph" style:parent-style-name="Standard" style:list-style-name="L2">
      <style:paragraph-properties fo:margin-left="-0.026cm" fo:margin-right="0cm" fo:line-height="150%" fo:text-align="justify" style:justify-single-word="false" fo:text-indent="0.767cm" style:auto-text-indent="false">
        <style:tab-stops/>
      </style:paragraph-properties>
      <style:text-properties fo:font-weight="bold" style:font-weight-asian="bold" style:font-weight-complex="bold"/>
    </style:style>
    <style:style style:name="P26" style:family="paragraph" style:parent-style-name="Standard" style:list-style-name="L2">
      <style:paragraph-properties fo:margin-left="0cm" fo:margin-right="0cm" fo:line-height="150%" fo:text-align="justify" style:justify-single-word="false" fo:text-indent="0cm" style:auto-text-indent="false">
        <style:tab-stops/>
      </style:paragraph-properties>
      <style:text-properties fo:font-weight="normal" style:font-weight-asian="normal" style:font-weight-complex="normal"/>
    </style:style>
    <style:style style:name="P27" style:family="paragraph" style:parent-style-name="Standard" style:list-style-name="L2">
      <style:paragraph-properties fo:margin-left="-0.026cm" fo:margin-right="0cm" fo:line-height="150%" fo:text-align="justify" style:justify-single-word="false" fo:text-indent="0cm" style:auto-text-indent="false">
        <style:tab-stops/>
      </style:paragraph-properties>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color="#800000"/>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c90016"/>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text:p>
      <text:p text:style-name="P6"/>
      <text:p text:style-name="P4">This chapter presents the framework that has been developed to simulate the new protocol PREFLEX and compare its performance with TEXCP. The framework was developed using ns-3, a new network simulator introduced in section 1. The description of PREFLEX module will follow in section 2. In section 3, TEXCP module will be presented by highlighting first the similarities with PREFLEX module before expending more on the specific elements that has been developed for TEXCP. <text:span text:style-name="T2">At the end of this chapter, a broad discussion about the framework will describe the difficulties encountered for the the implementation and the assumptions and limitations of the framework.</text:span></text:p>
      <text:p text:style-name="P4"/>
      <text:list xml:id="list1933849896" text:style-name="L1">
        <text:list-item>
          <text:list>
            <text:list-item>
              <text:p text:style-name="P8">Overview of ns-3:</text:p>
            </text:list-item>
          </text:list>
        </text:list-item>
      </text:list>
      <text:p text:style-name="P4"/>
      <text:p text:style-name="P4">ns-3 is discrete-event network simulator for Internet systems. The eldest versions of the simulator, ns and especially ns2, are famous and widely adopted by the research community. <text:s/>ns-3 <text:s/>is free, open source and relies mainly on the research community for development with a new update released every quarter. ns-3 is a new software and hence not-compatible with ns2, but its new design and concepts answers many of the problems encountered with ns2 and makes it more suitable with the current trends on the world of Internet research like software extensibility, extended realism, and integration of external tools, etc. <text:s/>ns-3 software core is written in C++, with the option of interfacing using Python. </text:p>
      <text:p text:style-name="P4"/>
      <text:p text:style-name="P4">4.1.1 ns-3 architecture key concepts</text:p>
      <text:p text:style-name="P4"/>
      <text:p text:style-name="P4">ns-3 as any other network simulator is built mainly over concepts borrowed from networking, that <text:s/>have sometimes special meanings due the abstractions made by the system. In this conceptual architecture, node is certainly the most fundamental concept. It is used by ns-3 to indicate the basic computing device in an <text:s/>equivalent way to the concept of host used in Internet jargon for devices connecting to the network. Thus, ns-3 nodes are the recipients of all the functionalities that are going to be used. An analogy could be drawn with a computer where we add applications, peripheral cards, drivers and protocol stacks etc. </text:p>
      <text:p text:style-name="P4">Among all the functionalities, enabling the nodes to communicate “physically” among each others is certainly the most common in all the simulation scenarios. The channel/net device pair concept fulfils this task in ns-3, where channels simulate physical medium (wireless for example) and connect nodes through the net devices added on them. Net devices are equivalent to peripheral cards <text:soft-page-break/>on computers. Point-to-point channel/net device pair is the basic example in ns-3 and connects simply two nodes. Ethernet, Wi-Fi and WiMax are samples of the existing implementations in ns-3. Following the ascendant direction of the communication stack, routing is the next functionality to be added at the node to ensure that packets are routed from a end-to-end. Ipv4 and Ipv6 are both supported in ns-3 and a routing module is associated with each one. This module process incoming and outgoing process to decide which is the next destination. This module has a particular interest for the implementation of our framework since the central functionality of both TEXCP and PREFLEX is to use path diversity. An important property of routing in ns-3 is that it is possible to have a list of routing modules on the same node and if the first module failed in routing a protocol the next could be used. Having PREFLEX or TEXCP routing modules over ns-3 Ipv4GlobalRouting will allow to only implement the function related to their relative operations and not all the routing functions (for example, Ipv4GlobalRouting has a function that populate the routing tables of all the nodes). <text:s/></text:p>
      <text:p text:style-name="P4">The other key concept in ns-3 is application. ns-3 applications run over end hosts nodes and use the communication infrastructure built using the concepts introduced previously to communicate between each others. This abstraction is used for any program that generate activity and hence drive the simulation. Similar to software applications on real systems, sockets are the interface that ns-3 applications used to interact with the network. ns-3 has implementation </text:p>
      <text:p text:style-name="P4"><text:s/></text:p>
      <text:p text:style-name="P4">4.2PREFLEX Framework</text:p>
      <text:p text:style-name="P4">PREFLEX module has been developed prior to this project, hence this section will be confined to a brief functional description.</text:p>
      <text:p text:style-name="P4">As explained in chapter 3, PREFLEX is a mutualistic architecture that expose the loss to the network, and allows a cooperation between the end hosts and network on pooling path diversity. Hence implementing PREFLEX requires changes on both the end hosts and the network: </text:p>
      <text:p text:style-name="P4"/>
      <text:p text:style-name="P4">4.2.1 PREFLEX at the end hosts</text:p>
      <text:p text:style-name="P4"/>
      <text:p text:style-name="P18"><text:span text:style-name="T1">The first functionality to be added at the end host is enabling LEX, which will allow to reveal to the network the congestion level observed by the transport layer. More precisely, LEX works by exposing the retransmissions that are naturally controlled at the transport layer. <text:s/>Hence, the TCP routine running at the end hosts should be modified to make it explicitly marks the retransmitted packets with the equivalent code point. In ns-3 two types of TCP/IP stacks are available, ns-3's proper stack and nsc (Network Simulator Cradle) which is a framework that embedded real world operating systems stacks like FreeBSD, lwIP and different kernel versions of Linux. re-ECN, was </text:span><text:soft-page-break/><text:span text:style-name="T1">already implemented in nsc (linux-2.6.26) and as explained in 3.2, LEX compatibility with re-ECN makes it requires only the modification of the currently unused code point at re-ECN to signal retransmissions instead. Hence, for nsc, LEX was built over re-ECN module, while for ns-3 own stack, it was implemented in standalone.</text:span></text:p>
      <text:p text:style-name="P18"><text:span text:style-name="T1">The other task of the end host is related to Path Re-Feedback. The network carries out a reverse path lookup (see section 3.2) and choose on which path the network should send the new flowlet. This path choice is only a recommendation from the network based on the congestion observed <text:s/>for different paths. End host could follow this preference or choose to use another one (for instance if running Multi Path TCP) and in both cases it specifies to the network the path to use in ToS field. The interest of this project is to evaluate the network performance in balancing the congestion and hence the end hosts were not enabled and hence the end hosts were made to follow the network preference and not change the path allocated to the flowlet. </text:span></text:p>
      <text:p text:style-name="P18"><text:span text:style-name="T1"/></text:p>
      <text:p text:style-name="P4">4.2.2 PREFLEX in the network</text:p>
      <text:p text:style-name="P4"/>
      <text:p text:style-name="P4">In order to reliably estimate the end-to-end congestion from the LEX markings, the aggregation <text:s/>of <text:s/>packets streams should to be carried close to the source. Hence, the part of the network where PREFLEX is located should be the first node after the end host (equivalent to end <text:s/>and which is equivalent to an ingress point in intra-domain TE (TEXCP for instance). <text:s/>The ingress point is also responsible of sending the packet on the path specified in the ToS field. This is a routing function and hence it was implemented as a new ns-3 routing protocol module that will be used by ingress routers. Every router has a counter that aggregate the LEX code points for the different paths and that allows to estimate the congestion level. This information will feed the balancing algorithm that will decide the split or the fraction of flows that should be routed over each path. Then this split is achieved through Path RE-Feedback. When a new feedback loop is established (exchange of FNE packets) the routing module identifies the ingoing FNE packet and decide on which path to send the outgoing flowlet <text:s/>according the predefined split. In practice, this was implemented by using a token counter mechanism similar to the one in FLARE<text:span text:style-name="T5"> (see section ):</text:span> a token counter is associated with every path and incremented by the value of the desired split whenever a new flowlet comes. The path with the highest token will be chosen and its counter will be decremented by one. Conceptually, PREF is an independent element of the architecture and hence <text:span text:style-name="T5">it was reimplemented for TEXCP framework to evaluate its performance.</text:span></text:p>
      <text:p text:style-name="P4">The last function of the routing module is deciding the split in the first place. As explained, in the previous chapter, balancing by PREFLEX combines different approaches. Changing directly the algorithm at the routing module will induce a compilation of ns-3 core software. During the period <text:soft-page-break/>of the algorithm optimization, the changes were frequent and as solution the update function was implemented in the scenario script and a callback is used by the routing module to call this function. Hence, only the scenario script needs to be compiled. This scheme is still in used for the configuration of the PREFLEX balancer.</text:p>
      <text:p text:style-name="P4"/>
      <text:list xml:id="list1816122741" text:style-name="L5">
        <text:list-item>
          <text:list>
            <text:list-item>
              <text:p text:style-name="P13">TEXCP Framework</text:p>
            </text:list-item>
          </text:list>
        </text:list-item>
      </text:list>
      <text:p text:style-name="P4"><text:tab/><text:tab/>4.3.1 an overview of the framework</text:p>
      <text:list xml:id="list778134021" text:style-name="L2">
        <text:list-item>
          <text:list>
            <text:list-item>
              <text:list>
                <text:list-item>
                  <text:list>
                    <text:list-item>
                      <text:list>
                        <text:list-item>
                          <text:list>
                            <text:list-item>
                              <text:list>
                                <text:list-item>
                                  <text:list>
                                    <text:list-header>
                                      <text:p text:style-name="P24"><text:s/><text:tab/>Recalling what was written in section 2.2.3, TEXCP is a traffic engineering protocol that targets the optimization of utilization within a single network. As figure ?? depicts, TEXCP framework could be divided in 4 elements: a routing module -similar to the one in PREFLEX-, a flowlet classifier -that is used to split the traffic using FLARE (see section 2.2.3), a special queue that process TEXP probes and a traffic shaper for congestion management. </text:p>
                                    </text:list-header>
                                  </text:list>
                                </text:list-item>
                              </text:list>
                            </text:list-item>
                          </text:list>
                        </text:list-item>
                      </text:list>
                    </text:list-item>
                  </text:list>
                </text:list-item>
              </text:list>
            </text:list-item>
          </text:list>
        </text:list-item>
      </text:list>
      <text:p text:style-name="P23"/>
      <text:list xml:id="list2173335714" text:continue-numbering="true" text:style-name="L2">
        <text:list-item>
          <text:list>
            <text:list-item>
              <text:list>
                <text:list-item>
                  <text:list>
                    <text:list-item>
                      <text:list>
                        <text:list-item>
                          <text:list>
                            <text:list-item>
                              <text:list>
                                <text:list-item>
                                  <text:list>
                                    <text:list-item>
                                      <text:list>
                                        <text:list-item>
                                          <text:list>
                                            <text:list-header>
                                              <text:p text:style-name="P24"><text:s text:c="2"/><text:tab/><text:tab/>4.3.2 Routing Modules: <text:span text:style-name="T6">Ipv4TexcpRouting &amp; Ipv4TexcpTableEntry</text:span></text:p>
                                              <text:p text:style-name="P27"><text:span text:style-name="T6"/></text:p>
                                              <text:p text:style-name="P26">TEXCP routing module is similar to the <text:s/>the one in PREFLEX framework. When a packet comes, the routing modules fetch the table of available routes for the packet destination and call the path selection process. Two selection approaches are available PREF (section 4.2.2) and FLARE (section 4.3.3) . The outcome of this process will determine on which interface the routing module will send the packet. <text:s/>This module contains also the implementation of the functions of TEXCP agents, that are mainly responsible for probing the available paths of the associated Ingress/Egress pair, and also the calculation of the split distribution over them.</text:p>
                                            </text:list-header>
                                          </text:list>
                                        </text:list-item>
                                      </text:list>
                                      <text:p text:style-name="P24"><text:span text:style-name="T7">Agents and probing paths.</text:span></text:p>
                                      <text:p text:style-name="P24">Every $T_p$ seconds agents at ingress points send probes on all the paths that it manages. <text:s/>The probe message is carried over UDP and not as an ICMP message like suggested in \cite{kan1}. The reason behind this modification is that UDP sockets are easier to manipulate in ns-3. However, using sockets don't allow to specify which path the probe will take since all the probe has the egress point as a destination address. As a solution, a tag is added to the probe indicating which path to follow and the Ipv4TexcpRouting::RouteInput method responsible of routing outgoing packets to use the interface indicated in the tag. This is the sending part, agent at the egress point is required to send back the probe to the ingress point. Since studying routing in one direction is sufficient for this project, it is possible to configure from the simulation scripts if the agent is an egress router and thus restrict its functions to listening for probes and sending back acknowledgement to the ingress routers. This requires also the agent to configure listening sockets over all their interfaces to intercept incoming probes and acknowledgements.</text:p>
                                      <text:p text:style-name="P25"><text:soft-page-break/>Calculating the split distribution </text:p>
                                      <text:p text:style-name="P26">Probes messages allow TEXCP agents to keep <text:s/>track of permitted routes utilization. Agents set a second timer (with an interval equals to 5 time the probe interval) to update the split distribution: traffic is moved from over-utilized to underutilized according to both their utilization and their current split. In the implementation, a limitation has been set for the minimum fraction that could be sent over every path to make sure that paths stop being not utilized.</text:p>
                                      <text:p text:style-name="P24"/>
                                    </text:list-item>
                                  </text:list>
                                </text:list-item>
                              </text:list>
                            </text:list-item>
                          </text:list>
                        </text:list-item>
                      </text:list>
                    </text:list-item>
                  </text:list>
                </text:list-item>
              </text:list>
            </text:list-item>
          </text:list>
        </text:list-item>
      </text:list>
      <text:list xml:id="list1239775370" text:style-name="L4">
        <text:list-item>
          <text:list>
            <text:list-item>
              <text:list>
                <text:list-item>
                  <text:p text:style-name="P12">Traffic Splitting: <text:span text:style-name="T6">Ipv4FlowletClassifier</text:span></text:p>
                </text:list-item>
              </text:list>
            </text:list-item>
          </text:list>
        </text:list-item>
      </text:list>
      <text:p text:style-name="P4"/>
      <text:p text:style-name="P4">As explained in section 2.2.3, splitting the traffic is one of most difficult practical problem: once TEXCP agent calculates the split distribution, the real difficulty is to distribute the traffic over the different paths according the split accurately and without <text:s/>severely damaging the transport layer with packet re-ordering. TEXCP framework implement both FLARE and PREF and the user could choose between them from the simulation script. PREF implementation was described in section 4.2, so we will focus in this section on FLARE implementation. Recalling FLARE description in section 2.2.3, the basic idea behind FLARE is that a flow could be divided into smallest streams called flowlets and each of them will be routed to one path. Thus, there is a need to identify to which flowlet a packet belongs and then routed to the path associated with the flowlet. Ipv4FlowletClassifier is the that the routing layer calls to classifies packets into paths. The classifier requires to keeps a state of each flowlet, that contains the flow tuple Id, the time the last seen time and the path associated with the flowlet. So, if a packet belongs to a new flowlet ( a new flow or the flow hasn't been seen for a period of time larger then the time out) the flowlet select a new path according to the token counter mechanism of FLARE. If the packet belongs to an existing flowlet, the packet is routed to the flowlet allocated path. In both cases the last seen time attribute is updated. It is worthy to mention that only, TCP flows are concerned with process, and also that the list of the flows that the classifiers track is checked periodically to delete all the flows that had been idle for long periods. </text:p>
      <text:p text:style-name="P4"/>
      <text:list xml:id="list48379482" text:style-name="L6">
        <text:list-item>
          <text:list>
            <text:list-item>
              <text:list>
                <text:list-item>
                  <text:p text:style-name="P14">Controlling congestion through traffic shaping: <text:span text:style-name="T6">TrafficShaperNetDevice</text:span></text:p>
                </text:list-item>
              </text:list>
            </text:list-item>
          </text:list>
        </text:list-item>
      </text:list>
      <text:p text:style-name="P4"/>
      <text:p text:style-name="P4">In addition to informing TEXCP agents of the current paths utilization, probes are used by the core routers to control the transmission rate of ingress routers through the mechanism of feedback. This is especially useful when core routers are experiencing congestion so they are able to inform the ingress routers to reduce their transmission rate. Packets exceeding that rate will be queued if there is space or dropped. This is a traffic shaping functionality that the agent can't fulfil from the routing <text:soft-page-break/>layer. In ns-3, all the task related of transmission and queuing are carried out by net devices. However, the already implemented net devices in ns-3 didn't allow to change the transmission rate neither to have a different transmission rate for every destination. Hence there was a need to change the current implementation of the point-to-point net device to add these functionalities. The new implemented <text:span text:style-name="T6">TrafficShaperNetDevice </text:span><text:span text:style-name="T9">is a subclass of ns-3 </text:span><text:span text:style-name="T6">PointToPointNetDevice </text:span><text:span text:style-name="T9">and hence is used with same channel and reuse many of its functionality. This configuration avoid the need to implement all the methods and function of a net device, and limits the modification required to implement the module to the ingress router. Traffic shaping is usually implemented through the leaky bucket algorithm. In the new net device a leaky bucket is associated with each destination, so when a new packet comes it is queued in the corresponding leaky bucket. Then packets are “leaked” into the global channel queue. The leaking rate, or the draining rate of each buffer is controlled <text:s/>by TEXCP agent according to core routers feedback. </text:span></text:p>
      <text:p text:style-name="P4"/>
      <text:list xml:id="list2128996063" text:style-name="L7">
        <text:list-item>
          <text:list>
            <text:list-item>
              <text:list>
                <text:list-item>
                  <text:p text:style-name="P15">Texcp at the core routers: <text:span text:style-name="T6">TexcpQueue</text:span></text:p>
                </text:list-item>
              </text:list>
            </text:list-item>
          </text:list>
        </text:list-item>
      </text:list>
      <text:p text:style-name="P5"/>
      <text:p text:style-name="P5">All the modules described until now are located at the ingress router, however TEXCP and particularly its probing mechanism requires the intervention of the core routers as well. They are required <text:span text:style-name="T8">to compute the link utilization and the feedback and to update passing probes with these. Information about the link utilization and dropping are usually confined in the lower parts of the node. In particular, ns-3 queue that are associated with net devices keep statistics about the passing traffic. Thus, the decision was made to implement the core routers functionalities in a queue module. This queue will be similar to a drop-tail queue but will be also enabled with the capacity required for probe processing. The first function is clearly the calculation of the link utilization. Queues in ns-3 keeps track of many statistics like received, dropped and currently in queue, but they don't keep a track of the link utilization. By definition, the link utilization rate is the percentage of time a link was active. It was complicated to calculate the utilization according to its definition, however an accurate approximation could be calculated as follows:</text:span></text:p>
      <text:p text:style-name="P5">link_utilization = \frac{ReceivedBytes – DroppedBytes}{LinkCapacity}</text:p>
      <text:p text:style-name="P5">The limitation of this formula comes form the fact that the queue buffer may delay the real link utilization.</text:p>
      <text:p text:style-name="P5">Secondly, the module needs also to compute the aggregate and individual feedback. The calculation of the aggregate feedback is straightforward usimg the queue statistics and equation ??. While the calculation of the positive feedback requires the queue to keep a track of the number of active IE pairs that uses the link.</text:p>
      <text:p text:style-name="P5">Finally, routers check all the packets to see wither they are probes. Probe messages have a special <text:soft-page-break/>tag which is a facility that allow to avoid a complete processing <text:s/>of the headers, which will require a customization of the queue for layer 1 and 2 protocol. Once a probe is enqueued, the fields are updated according to the equations ??</text:p>
      <text:p text:style-name="P5"/>
      <text:list xml:id="list1474252740" text:style-name="L8">
        <text:list-item>
          <text:list>
            <text:list-item>
              <text:p text:style-name="P16">Simulations using the framework</text:p>
            </text:list-item>
          </text:list>
        </text:list-item>
      </text:list>
      <text:p text:style-name="P4">Now that the different element of the framework have been described, we are going to focus on some additional elements that have been used to run the simulations.</text:p>
      <text:p text:style-name="P4"/>
      <text:list xml:id="list187611994" text:style-name="L9">
        <text:list-item>
          <text:list>
            <text:list-item>
              <text:list>
                <text:list-item>
                  <text:p text:style-name="P17">Application: </text:p>
                </text:list-item>
              </text:list>
            </text:list-item>
          </text:list>
        </text:list-item>
      </text:list>
      <text:p text:style-name="P4">A new application module was implemented that allows to have multiple flows running between the end host. This module is constituted from two parts: a client application that initiate the flow and ask the server to send a certain amount of data. The application module handles multiple flows simultaneously and ensures that the flows when a flow finishes sending the amount of data specified at the beginning a new flow is created to replace it. The flow size is a random variable that could <text:s/>be configured from the simulation script. In particular, for the simulation presented in the next chapter, the flow size had <text:s/>a Weibull distribution.</text:p>
      <text:p text:style-name="P4"/>
      <text:list xml:id="list2012932611" text:continue-numbering="true" text:style-name="L9">
        <text:list-item>
          <text:list>
            <text:list-item>
              <text:list>
                <text:list-item>
                  <text:p text:style-name="P17">Helpers</text:p>
                </text:list-item>
              </text:list>
            </text:list-item>
          </text:list>
        </text:list-item>
      </text:list>
      <text:p text:style-name="P4">Helpers in ns-3 are modules according the design patern of wrappers that facilitate the use of the software core modules during the simulations. Therefore, helpers were developped for the new routing modules of the framework, that are used for adding the paths and the general configuration of the module, ns-3 net device helper allows to specify which queue to implement and so this was used to implement TexcpQueue in the core routers. However, some modifications were required to allow the use of the traffic shaper net device in the external interfaces of the ingress routers. </text:p>
      <text:p text:style-name="P4"/>
      <text:list xml:id="list998273129" text:continue-numbering="true" text:style-name="L9">
        <text:list-item>
          <text:list>
            <text:list-item>
              <text:list>
                <text:list-item>
                  <text:p text:style-name="P17">Tracing</text:p>
                </text:list-item>
              </text:list>
            </text:list-item>
          </text:list>
        </text:list-item>
      </text:list>
      <text:p text:style-name="P4"/>
      <text:p text:style-name="P4">Utilization and loss are the key variables that our study interest in. Tracing focused on two elements , the core routers and especially the bottleneck where the dropping rate and the utilization variable are located. And the ingress point to track the aggregation of the LEX marking and the <text:s/>splitting that the ingress routers are desiring.</text:p>
      <text:p text:style-name="P4"/>
      <text:p text:style-name="P4">4.4 Assumptions and limitations</text:p>
      <text:p text:style-name="P4">simulations uses ns-3 TCP stack, not as accurate as nsc but faster.</text:p>
      <text:p text:style-name="P4">TEXCP was implemented over IP and not MPLS. Limitations related to topology.</text:p>
      <text:p text:style-name="P4"><text:soft-page-break/>Application, random nehaviours of ns-3.</text:p>
      <text:list xml:id="list1775594724" text:continue-list="list2173335714" text:style-name="L2">
        <text:list-item>
          <text:list>
            <text:list-item>
              <text:list>
                <text:list-item>
                  <text:list>
                    <text:list-item>
                      <text:list>
                        <text:list-item>
                          <text:list>
                            <text:list-item>
                              <text:list>
                                <text:list-item>
                                  <text:list>
                                    <text:list-header>
                                      <text:p text:style-name="P24">Reusable modules, Traffic hspaer and Flowlet Classifier.</text:p>
                                    </text:list-header>
                                  </text:list>
                                </text:list-item>
                              </text:list>
                            </text:list-item>
                          </text:list>
                        </text:list-item>
                      </text:list>
                    </text:list-item>
                  </text:list>
                </text:list-item>
              </text:list>
            </text:list-item>
          </text:list>
        </text:list-item>
      </text:list>
      <text:p text:style-name="P4">TEXCP is not itself a routing system but it is placed over existing ones. Fortunately, implementing such configuration is an easy tack in ns-3. In particular, for the sake of our simulations we've placed TEXCP module over ns-3's Ipv4GlobalRouting module that has a function that populate the routing tables of all the nodes in the topology. This way we didn't have to develop ourself the global routing <text:s/>for TEXCP. </text:p>
      <text:p text:style-name="P4">An ingress point could take part of multiple IE pair association. </text:p>
      <text:p text:style-name="P4">An important change is related to the use of IP instead of MPLS. TEXCP as mentionned before was intended for MPLS networks, however MPLS module wasn't implemented on ns-3 yet. As a result the <text:s/>TEXCP routing module was implemented as an IP routing layer. Using IP instead of MPLS implies some limitations. <text:s text:c="2"/>One of this limitataions is related to the topology, two different paths must diverge at the ingress point and converge again only at the egress point. This is due to the topology-driven nature of IP routing where naturally only one route is assigned for each destination.</text:p>
      <text:p text:style-name="P4">Workaround are possible, by specifically changing the routing layers for the sake of some scenarios, but are unrecommended since they are potentially complicated and go against the nature of IP routing. However, such complicated topologies are not really important for our simulations.</text:p>
      <text:p text:style-name="P4"/>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ad GRANDI</meta:initial-creator>
    <meta:creation-date>2010-08-21T14:33:01</meta:creation-date>
    <dc:date>2010-08-29T19:19:03</dc:date>
    <dc:creator>Imad GRANDI</dc:creator>
    <meta:editing-duration>PT96H10M00S</meta:editing-duration>
    <meta:editing-cycles>102</meta:editing-cycles>
    <meta:generator>OpenOffice.org/3.2$Linux OpenOffice.org_project/320m12$Build-9483</meta:generator>
    <meta:document-statistic meta:table-count="0" meta:image-count="0" meta:object-count="0" meta:page-count="8" meta:paragraph-count="54" meta:word-count="3302" meta:character-count="20354"/>
  </office:meta>
</office:document-meta>
</file>